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XMLRPCSender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XMLRPCSender.serialize( Serializable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XMLRPCSender.update( ICacheElement item , byte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XMLRPCSender.init( String host , int 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teralXMLRPCSender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Send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XMLRPCSender.getAddressByName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XMLRPCSender.main( String args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ateralXMLRPCSender.sendAndReceive( LateralElementDescriptor l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ateralXMLRPCSender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XMLRPCSender.send( LateralElementDescriptor l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ateralXMLRPCSender.dispose( String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teralXMLRPCSender.LateralXMLRPCSender( ILateralCacheAttributes 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XMLRPCSender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